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02a81b" officeooo:paragraph-rsid="0002a81b"/>
    </style:style>
    <style:style style:name="P2" style:family="paragraph" style:parent-style-name="Standard">
      <style:text-properties fo:font-variant="normal" fo:text-transform="none" fo:color="#800080" loext:opacity="100%" style:font-name="S hne" fo:font-size="9.60000038146973pt" fo:letter-spacing="normal" fo:font-style="normal" fo:font-weight="normal" officeooo:rsid="0002a81b" officeooo:paragraph-rsid="0002a81b"/>
    </style:style>
    <style:style style:name="P3" style:family="paragraph" style:parent-style-name="Standard">
      <style:text-properties fo:color="#800080" loext:opacity="100%" officeooo:rsid="0002a81b" officeooo:paragraph-rsid="0002a81b"/>
    </style:style>
    <style:style style:name="P4" style:family="paragraph" style:parent-style-name="Standard">
      <style:text-properties fo:color="#800080" loext:opacity="100%" officeooo:rsid="000db9f6" officeooo:paragraph-rsid="000f86ef"/>
    </style:style>
    <style:style style:name="P5" style:family="paragraph" style:parent-style-name="Standard">
      <style:text-properties fo:color="#800080" loext:opacity="100%" officeooo:rsid="0010530e" officeooo:paragraph-rsid="0010530e"/>
    </style:style>
    <style:style style:name="P6" style:family="paragraph" style:parent-style-name="Standard">
      <style:text-properties fo:color="#800080" loext:opacity="100%" fo:font-size="12pt" officeooo:rsid="0013377b" officeooo:paragraph-rsid="0013377b" style:font-size-asian="12pt" style:font-size-complex="12pt"/>
    </style:style>
    <style:style style:name="P7" style:family="paragraph" style:parent-style-name="Standard">
      <style:text-properties fo:color="#800080" loext:opacity="100%" fo:font-size="12pt" officeooo:rsid="0010530e" officeooo:paragraph-rsid="0010530e" style:font-size-asian="12pt" style:font-size-complex="12pt"/>
    </style:style>
    <style:style style:name="P8" style:family="paragraph" style:parent-style-name="Standard">
      <style:text-properties fo:color="#800080" loext:opacity="100%" fo:font-size="12pt" officeooo:rsid="0005ebbe" officeooo:paragraph-rsid="0005ebbe" style:font-size-asian="12pt" style:font-size-complex="12pt"/>
    </style:style>
    <style:style style:name="P9" style:family="paragraph" style:parent-style-name="Standard">
      <style:text-properties fo:color="#800080" loext:opacity="100%" officeooo:rsid="0004773d" officeooo:paragraph-rsid="0004773d"/>
    </style:style>
    <style:style style:name="P10" style:family="paragraph" style:parent-style-name="Standard">
      <style:text-properties fo:color="#000000" loext:opacity="100%" officeooo:rsid="000db9f6" officeooo:paragraph-rsid="000db9f6"/>
    </style:style>
    <style:style style:name="P11" style:family="paragraph" style:parent-style-name="Standard">
      <style:text-properties fo:color="#000000" loext:opacity="100%" officeooo:paragraph-rsid="0010530e"/>
    </style:style>
    <style:style style:name="P12" style:family="paragraph" style:parent-style-name="Standard">
      <style:text-properties fo:color="#000000" loext:opacity="100%" fo:font-size="10pt" officeooo:rsid="0010530e" officeooo:paragraph-rsid="0010530e" style:font-size-asian="10pt" style:font-size-complex="10pt"/>
    </style:style>
    <style:style style:name="P13" style:family="paragraph" style:parent-style-name="Standard">
      <style:text-properties fo:color="#000000" loext:opacity="100%" fo:font-size="10pt" officeooo:rsid="0013377b" officeooo:paragraph-rsid="0013377b" style:font-size-asian="10pt" style:font-size-complex="10pt"/>
    </style:style>
    <style:style style:name="P14" style:family="paragraph">
      <style:paragraph-properties fo:text-align="center"/>
    </style:style>
    <style:style style:name="P15" style:family="paragraph">
      <style:text-properties fo:color="#ffffff" loext:opacity="100%" fo:font-size="16pt" fo:font-weight="bold" style:font-size-asian="16pt" style:font-weight-asian="bold" style:font-size-complex="16pt" style:font-weight-complex="bold"/>
    </style:style>
    <style:style style:name="T1" style:family="text">
      <style:text-properties officeooo:rsid="0004773d"/>
    </style:style>
    <style:style style:name="T2" style:family="text">
      <style:text-properties style:text-underline-style="dotted" style:text-underline-width="bold" style:text-underline-color="font-color"/>
    </style:style>
    <style:style style:name="T3" style:family="text">
      <style:text-properties fo:color="#2a6099" loext:opacity="100%"/>
    </style:style>
    <style:style style:name="T4" style:family="text">
      <style:text-properties fo:color="#2a6099" loext:opacity="100%" fo:font-style="italic" style:text-underline-style="dotted" style:text-underline-width="bold" style:text-underline-color="font-color" style:font-style-asian="italic" style:font-style-complex="italic"/>
    </style:style>
    <style:style style:name="T5" style:family="text">
      <style:text-properties fo:color="#2a6099" loext:opacity="100%" style:text-underline-style="dotted" style:text-underline-width="bold" style:text-underline-color="font-color"/>
    </style:style>
    <style:style style:name="T6" style:family="text">
      <style:text-properties fo:font-variant="normal" fo:text-transform="none" fo:color="#ececf1" loext:opacity="100%" style:font-name="S hne" fo:font-size="9.60000038146973pt" fo:letter-spacing="normal" fo:font-style="normal" fo:font-weight="normal"/>
    </style:style>
    <style:style style:name="T7" style:family="text">
      <style:text-properties fo:font-variant="normal" fo:text-transform="none" fo:color="#000000" loext:opacity="100%" style:font-name="S hne" fo:font-size="9.60000038146973pt" fo:letter-spacing="normal" fo:font-style="normal" fo:font-weight="normal"/>
    </style:style>
    <style:style style:name="T8" style:family="text">
      <style:text-properties fo:font-variant="normal" fo:text-transform="none" style:font-name="S hne" fo:font-size="9.60000038146973pt" fo:letter-spacing="normal" fo:font-style="normal" fo:font-weight="normal"/>
    </style:style>
    <style:style style:name="T9" style:family="text">
      <style:text-properties fo:font-variant="normal" fo:text-transform="none" style:font-name="S hne" fo:font-size="9.60000038146973pt" fo:letter-spacing="normal" fo:font-style="normal" fo:font-weight="normal" officeooo:rsid="0010530e"/>
    </style:style>
    <style:style style:name="T10" style:family="text">
      <style:text-properties fo:font-variant="normal" fo:text-transform="none" style:font-name="S hne" fo:letter-spacing="normal" fo:font-style="normal" fo:font-weight="normal"/>
    </style:style>
    <style:style style:name="T11" style:family="text">
      <style:text-properties fo:font-variant="normal" fo:text-transform="none" style:font-name="S hne" fo:font-size="10pt" fo:letter-spacing="normal" fo:font-style="normal" fo:font-weight="normal" style:font-size-asian="10pt" style:font-size-complex="10pt"/>
    </style:style>
    <style:style style:name="T12" style:family="text">
      <style:text-properties fo:font-variant="normal" fo:text-transform="none" fo:color="#d1d5db" loext:opacity="100%" style:font-name="S hne" fo:font-size="9.60000038146973pt" fo:letter-spacing="normal" fo:font-style="normal" fo:font-weight="normal"/>
    </style:style>
    <style:style style:name="T13" style:family="text">
      <style:text-properties fo:font-variant="normal" fo:text-transform="none" fo:color="#d1d5db" loext:opacity="100%" style:font-name="S hne" fo:font-size="11pt" fo:letter-spacing="normal" fo:font-style="normal" fo:font-weight="normal" style:font-size-asian="11pt" style:font-size-complex="11pt"/>
    </style:style>
    <style:style style:name="T14" style:family="text">
      <style:text-properties fo:font-variant="normal" fo:text-transform="none" fo:color="#d1d5db" loext:opacity="100%" style:font-name="S hne" fo:font-size="10pt" fo:letter-spacing="normal" fo:font-style="normal" fo:font-weight="normal" style:font-size-asian="10pt" style:font-size-complex="10pt"/>
    </style:style>
    <style:style style:name="T15" style:family="text">
      <style:text-properties fo:font-size="12pt" style:font-size-asian="12pt" style:font-size-complex="12pt"/>
    </style:style>
    <style:style style:name="T16" style:family="text">
      <style:text-properties fo:font-size="12pt" officeooo:rsid="0015de65" style:font-size-asian="12pt" style:font-size-complex="12pt"/>
    </style:style>
    <style:style style:name="T17" style:family="text">
      <style:text-properties fo:color="#ffffff" loext:opacity="100%" fo:font-size="16pt" fo:font-weight="bold" style:font-size-asian="16pt" style:font-weight-asian="bold" style:font-size-complex="16pt" style:font-weight-complex="bold"/>
    </style:style>
    <style:style style:name="gr1" style:family="graphic">
      <style:graphic-properties draw:textarea-horizontal-align="justify" draw:textarea-vertical-align="middle" draw:auto-grow-height="false" fo:min-height="1.173cm" fo:min-width="6.177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custom-shape text:anchor-type="paragraph" draw:z-index="0" draw:name="Shape 1" draw:style-name="gr1" draw:text-style-name="P15" svg:width="6.305cm" svg:height="1.301cm" svg:x="5.129cm" svg:y="-1.639cm"><text:p text:style-name="P14"><text:span text:style-name="T17">Episode-02 Assignment <tex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Q1. What is Parcel / Webpack ?</text:p>
      <text:p text:style-name="P1">A: <text:s/>Parcel is a web application bundler that simplifies the process of bundling and building static assets for modern web development.</text:p>
      <text:p text:style-name="P1"/>
      <text:p text:style-name="P9">Q2: What is .parcel-cache ?</text:p>
      <text:p text:style-name="P1"><text:span text:style-name="T1">A: </text:span>The `.parcel-cache` directory is created by the Parcel bundler to store cached and optimized versions of files during the build process. This cache helps speed up subsequent builds by reusing previously processed assets, resulting in faster development iterations.</text:p>
      <text:p text:style-name="P1"/>
      <text:p text:style-name="P8">Q3: What is difference b/t Dependencies VS Dev-Dependencies !</text:p>
      <text:p text:style-name="P1"/>
      <text:p text:style-name="P1"/>
      <text:p text:style-name="P1">In a `package.json` file, there are two main sections for managing dependencies: `dependencies` and `devDependencies`.</text:p>
      <text:p text:style-name="P1"/>
      <text:p text:style-name="P1">1. **Dependencies:**</text:p>
      <text:p text:style-name="P1"><text:s text:c="3"/>- Dependencies listed under the `dependencies` section are the packages that are required for your <text:span text:style-name="T4">application to run correctly in a production environment.</text:span></text:p>
      <text:p text:style-name="P1"><text:s text:c="3"/>- These packages are essential for the functionality of your application and are typically used by the <text:span text:style-name="T3">e</text:span><text:span text:style-name="T5">nd-users.</text:span></text:p>
      <text:p text:style-name="P1"><text:s text:c="3"/>- They are installed when someone installs your package/application using the `npm install` command without the `--save-dev` flag.</text:p>
      <text:p text:style-name="P1"/>
      <text:p text:style-name="P1">2. **DevDependencies:**</text:p>
      <text:p text:style-name="P1"><text:s text:c="3"/>- Dependencies listed under the `devDependencies` section are <text:span text:style-name="T2">packages </text:span>that are only needed during<text:span text:style-name="T3"> </text:span><text:span text:style-name="T5">development and testing.</text:span></text:p>
      <text:p text:style-name="P1"><text:s text:c="3"/>- These packages are not necessary for the runtime functionality of your application but are useful for tasks like testing, building, linting, and development workflows.</text:p>
      <text:p text:style-name="P1"><text:s text:c="3"/>- They are installed when someone installs your package/application using the `npm install` command with the `--save-dev` flag.</text:p>
      <text:p text:style-name="P1"><text:s text:c="3"/>- DevDependencies are not included when the application is packaged or deployed for production.</text:p>
      <text:p text:style-name="P1"><text:tab/></text:p>
      <text:p text:style-name="P1">In summary, `dependencies` are for packages required for the actual runtime functionality of your application, while `devDependencies` are for packages needed during development and testing. This separation helps keep your production environment clean by excluding development-specific tools and libraries.</text:p>
      <text:p text:style-name="P1"/>
      <text:p text:style-name="P2"><text:span text:style-name="T15">What is tree shaking in parce</text:span><text:span text:style-name="T16">l ?</text:span></text:p>
      <text:p text:style-name="P3"/>
      <text:p text:style-name="P4">A: <text:span text:style-name="T7">Tree shaking is a technique used in modern JavaScript module bundlers like Parcel to eliminate unused code from the final bundled output. </text:span></text:p>
      <text:p text:style-name="P4"><text:span text:style-name="T7"/></text:p>
      <text:p text:style-name="P4"><text:span text:style-name="T7">The term "tree shaking" comes from the idea of shaking a tree to make the dead leaves fall off while keeping the healthy ones.</text:span></text:p>
      <text:p text:style-name="P10"><text:span text:style-name="T8"/></text:p>
      <text:p text:style-name="P10"><text:span text:style-name="T8">When you import modules from external libraries or your own code, there might be parts of those modules that you don't actually use in your application. Tree shaking analyzes your code and its dependencies to identify and remove these unused parts during the bundling process. This can significantly reduce the size of your final bundled JavaScript, leading to faster load times and more efficient use of network resources.</text:span></text:p>
      <text:p text:style-name="P10"><text:span text:style-name="T8"/></text:p>
      <text:p text:style-name="P10"><text:span text:style-name="T8"/></text:p>
      <text:p text:style-name="P10"><text:span text:style-name="T8"/></text:p>
      <text:p text:style-name="P10"><text:span text:style-name="T8"/></text:p>
      <text:p text:style-name="P10"><text:soft-page-break/><text:span text:style-name="T8">Parcel, being a modern bundler, automatically performs tree shaking as part of its optimization process. When you use Parcel to bundle your application, it analyzes the import statements and eliminates any code that isn't being used, resulting in a more lightweight and efficient bundle. This process helps keep your application's bundle size as small as possible without sacrificing functionality.</text:span></text:p>
      <text:p text:style-name="P10"><text:span text:style-name="T8"/></text:p>
      <text:p text:style-name="P10"><text:span text:style-name="T8"/></text:p>
      <text:p text:style-name="P7"><text:span text:style-name="T10">Q: What is HMR (Hot module replacement ) ?</text:span></text:p>
      <text:p text:style-name="P5"><text:span text:style-name="T8"/></text:p>
      <text:p text:style-name="P11"><text:span text:style-name="T9">A: </text:span><text:span text:style-name="T11">HMR in ParcelJS is a powerful tool that enhances the development experience by providing real-time updates to your code changes without requiring manual browser refreshes.</text:span></text:p>
      <text:p text:style-name="P12"><text:span text:style-name="T10"/></text:p>
      <text:p text:style-name="P6"><text:span text:style-name="T10">Q: What is dist folder ?</text:span></text:p>
      <text:p text:style-name="P13"><text:span text:style-name="T10">A: <text:s/>In the context of working with ParcelJS or other build tools, the "dist" folder (short for "distribution") is a directory where the final, optimized, and bundled version of your web application is generated. It's the output directory where your code is prepared for deployment to a production environment.</text:span></text:p>
      <text:p text:style-name="P13"><text:span text:style-name="T10"/></text:p>
      <text:p text:style-name="P13"><text:span text:style-name="T10">Here's what typically happens in the "dist" folder when working with ParcelJS:</text:span></text:p>
      <text:p text:style-name="P13"><text:span text:style-name="T10"/></text:p>
      <text:p text:style-name="P13"><text:span text:style-name="T10">1. **Build Process:** When you run ParcelJS to build your application, it processes your source code, including JavaScript, CSS, HTML, and other assets. It bundles, minifies, and optimizes these files for production readiness.</text:span></text:p>
      <text:p text:style-name="P13"><text:span text:style-name="T10"/></text:p>
      <text:p text:style-name="P13"><text:span text:style-name="T10">2. **Output Files:** The resulting optimized files are placed in the "dist" folder. This folder usually contains the minimized and concatenated JavaScript files, optimized CSS files, and any other assets like images, fonts, and HTML files needed to run your application.</text:span></text:p>
      <text:p text:style-name="P13"><text:span text:style-name="T10"/></text:p>
      <text:p text:style-name="P13"><text:span text:style-name="T10">3. **Ready for Deployment:** The contents of the "dist" folder are what you would typically deploy to a web server or hosting platform to make your application accessible to users. These files are optimized for performance and size, making your application load faster and work efficiently.</text:span></text:p>
      <text:p text:style-name="P13"><text:span text:style-name="T10"/></text:p>
      <text:p text:style-name="P13"><text:span text:style-name="T10">The "dist" folder is meant to contain the final build output that is free of development-specific tools, comments, and other artifacts. It's a common practice to exclude the "dist" folder from version control (e.g., using `.gitignore` for Git repositories) because it can be generated from the source code whenever needed.</text:span></text:p>
      <text:p text:style-name="P13"><text:span text:style-name="T10"/></text:p>
      <text:p text:style-name="P13"><text:span text:style-name="T10">In summary, the "dist" folder is where ParcelJS compiles and prepares your code for production deployment, ensuring optimal performance and efficienc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4:24:07.745916415</meta:creation-date>
    <dc:date>2023-08-09T15:13:21.967110308</dc:date>
    <meta:editing-duration>PT49M6S</meta:editing-duration>
    <meta:editing-cycles>18</meta:editing-cycles>
    <meta:generator>LibreOffice/7.3.7.2$Linux_X86_64 LibreOffice_project/30$Build-2</meta:generator>
    <meta:document-statistic meta:table-count="0" meta:image-count="0" meta:object-count="0" meta:page-count="2" meta:paragraph-count="32" meta:word-count="748" meta:character-count="4927" meta:non-whitespace-character-count="4187"/>
  </office:meta>
</office:document-meta>
</file>